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18000000B4B9451A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Unicode MS1" svg:font-family="'Arial Unicode MS'" style:font-family-generic="swiss"/>
    <style:font-face style:name="Lucida Sans"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eelawadee" svg:font-family="Leelawadee"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3.A" style:family="table-column">
      <style:table-column-properties style:column-width="2.794cm"/>
    </style:style>
    <style:style style:name="Tabla3.B" style:family="table-column">
      <style:table-column-properties style:column-width="8.303cm"/>
    </style:style>
    <style:style style:name="Tabla3.C" style:family="table-column">
      <style:table-column-properties style:column-width="1.274cm"/>
    </style:style>
    <style:style style:name="Tabla3.D" style:family="table-column">
      <style:table-column-properties style:column-width="1.207cm"/>
    </style:style>
    <style:style style:name="Tabla3.E" style:family="table-column">
      <style:table-column-properties style:column-width="0.942cm"/>
    </style:style>
    <style:style style:name="Tabla3.F" style:family="table-column">
      <style:table-column-properties style:column-width="1.588cm"/>
    </style:style>
    <style:style style:name="Tabla3.G" style:family="table-column">
      <style:table-column-properties style:column-width="0.894cm"/>
    </style:style>
    <style:style style:name="Tabla3.H" style:family="table-column">
      <style:table-column-properties style:column-width="3.902cm"/>
    </style:style>
    <style:style style:name="Tabla3.A1" style:family="table-cell">
      <style:table-cell-properties fo:padding="0.097cm" fo:border="none"/>
    </style:style>
    <style:style style:name="Tabla3.2" style:family="table-row">
      <style:table-row-properties style:min-row-height="0.519cm"/>
    </style:style>
    <style:style style:name="Tabla3.A2" style:family="table-cell">
      <style:table-cell-properties fo:padding="0.097cm" fo:border-left="none" fo:border-right="none" fo:border-top="0.002cm solid #000000" fo:border-bottom="0.002cm solid #000000"/>
    </style:style>
    <style:style style:name="Tabla2"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2.794cm"/>
    </style:style>
    <style:style style:name="Tabla2.B" style:family="table-column">
      <style:table-column-properties style:column-width="8.303cm"/>
    </style:style>
    <style:style style:name="Tabla2.C" style:family="table-column">
      <style:table-column-properties style:column-width="1.274cm"/>
    </style:style>
    <style:style style:name="Tabla2.D" style:family="table-column">
      <style:table-column-properties style:column-width="1.207cm"/>
    </style:style>
    <style:style style:name="Tabla2.E" style:family="table-column">
      <style:table-column-properties style:column-width="0.942cm"/>
    </style:style>
    <style:style style:name="Tabla2.F" style:family="table-column">
      <style:table-column-properties style:column-width="1.588cm"/>
    </style:style>
    <style:style style:name="Tabla2.G" style:family="table-column">
      <style:table-column-properties style:column-width="0.894cm"/>
    </style:style>
    <style:style style:name="Tabla2.H" style:family="table-column">
      <style:table-column-properties style:column-width="3.902cm"/>
    </style:style>
    <style:style style:name="Tabla2.A1" style:family="table-cell">
      <style:table-cell-properties fo:padding="0.097cm" fo:border="none"/>
    </style:style>
    <style:style style:name="Tabla2.2" style:family="table-row">
      <style:table-row-properties style:min-row-height="0.519cm"/>
    </style:style>
    <style:style style:name="Tabla2.A2" style:family="table-cell">
      <style:table-cell-properties fo:padding="0.097cm" fo:border-left="none" fo:border-right="none" fo:border-top="0.002cm solid #000000" fo:border-bottom="0.002cm solid #000000"/>
    </style:style>
    <style:style style:name="Tabla4"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2.794cm"/>
    </style:style>
    <style:style style:name="Tabla4.B" style:family="table-column">
      <style:table-column-properties style:column-width="8.303cm"/>
    </style:style>
    <style:style style:name="Tabla4.C" style:family="table-column">
      <style:table-column-properties style:column-width="1.274cm"/>
    </style:style>
    <style:style style:name="Tabla4.D" style:family="table-column">
      <style:table-column-properties style:column-width="1.207cm"/>
    </style:style>
    <style:style style:name="Tabla4.E" style:family="table-column">
      <style:table-column-properties style:column-width="0.942cm"/>
    </style:style>
    <style:style style:name="Tabla4.F" style:family="table-column">
      <style:table-column-properties style:column-width="1.588cm"/>
    </style:style>
    <style:style style:name="Tabla4.G" style:family="table-column">
      <style:table-column-properties style:column-width="0.894cm"/>
    </style:style>
    <style:style style:name="Tabla4.H" style:family="table-column">
      <style:table-column-properties style:column-width="3.902cm"/>
    </style:style>
    <style:style style:name="Tabla4.A1" style:family="table-cell">
      <style:table-cell-properties fo:padding="0.097cm" fo:border="none"/>
    </style:style>
    <style:style style:name="Tabla4.2" style:family="table-row">
      <style:table-row-properties style:min-row-height="0.519cm"/>
    </style:style>
    <style:style style:name="Tabla4.A2" style:family="table-cell">
      <style:table-cell-properties fo:padding="0.097cm" fo:border-left="none" fo:border-right="none" fo:border-top="0.002cm solid #000000" fo:border-bottom="0.002cm solid #000000"/>
    </style:style>
    <style:style style:name="P1"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shadow="none" style:text-autospace="none"/>
    </style:style>
    <style:style style:name="P2"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shadow="non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P3" style:family="paragraph" style:parent-style-name="Standard">
      <style:paragraph-properties loext:contextual-spacing="false" fo:margin-left="0cm" fo:margin-right="0.062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4"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text-autospace="none"/>
    </style:style>
    <style:style style:name="P5" style:family="paragraph" style:parent-style-name="Standard">
      <style:paragraph-properties loext:contextual-spacing="true" fo:margin-left="0cm" fo:margin-right="0.062cm" fo:margin-top="0cm" fo:margin-bottom="0cm" fo:line-height="100%" fo:text-align="start" style:justify-single-word="false" fo:orphans="0" fo:widows="0" fo:text-indent="0cm" style:auto-text-indent="false" fo:break-before="auto" fo:break-after="auto" style:text-autospace="none"/>
      <style:text-properties fo:color="#221f1f" style:text-outline="false" style:text-line-through-style="none" style:font-name="Lucida Sans1" fo:font-size="8pt" fo:letter-spacing="-0.007cm" fo:font-style="normal" fo:text-shadow="none" style:text-underline-style="none" fo:font-weight="normal" style:font-size-asian="8pt" style:font-style-asian="normal" style:font-weight-asian="normal" style:font-name-complex="Lucida Sans1" style:font-size-complex="8pt" style:font-weight-complex="normal" style:text-emphasize="none"/>
    </style:style>
    <style:style style:name="P6"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bold" style:font-size-asian="6pt" style:font-style-asian="normal" style:font-weight-asian="bold" style:font-name-complex="Lucida Sans1" style:font-size-complex="6pt" style:font-weight-complex="bold" style:text-emphasize="none"/>
    </style:style>
    <style:style style:name="P7"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P8"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P9"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font-weight-complex="bold" style:text-emphasize="none"/>
    </style:style>
    <style:style style:name="P10"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font-weight-complex="bold" style:text-emphasize="none"/>
    </style:style>
    <style:style style:name="P11" style:family="paragraph" style:parent-style-name="Standard">
      <style:paragraph-properties loext:contextual-spacing="false" fo:margin-left="0cm" fo:margin-right="0.199cm" fo:margin-top="0cm" fo:margin-bottom="0cm" fo:line-height="100%"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12" style:family="paragraph" style:parent-style-name="Standard">
      <style:paragraph-properties loext:contextual-spacing="false" fo:margin-left="0cm" fo:margin-right="0.199cm" fo:margin-top="0cm" fo:margin-bottom="0cm" fo:line-height="100%"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fo:background-color="#66ccff" style:font-size-asian="8pt" style:font-style-asian="normal" style:font-weight-asian="bold" style:font-name-complex="Lucida Sans1" style:font-size-complex="8pt" style:font-weight-complex="bold" style:text-emphasize="none"/>
    </style:style>
    <style:style style:name="P13" style:family="paragraph" style:parent-style-name="Standard">
      <style:paragraph-properties loext:contextual-spacing="false" fo:margin-left="0cm" fo:margin-right="0.199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normal" style:font-size-asian="8pt" style:font-style-asian="normal" style:font-weight-asian="normal" style:font-name-complex="Lucida Sans1" style:font-size-complex="8pt" style:font-weight-complex="normal" style:text-emphasize="none"/>
    </style:style>
    <style:style style:name="P14" style:family="paragraph" style:parent-style-name="Standard">
      <style:paragraph-properties loext:contextual-spacing="false" fo:margin-left="0cm" fo:margin-right="0.199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7pt" fo:letter-spacing="-0.007cm" fo:font-style="normal" fo:text-shadow="none" style:text-underline-style="none" fo:font-weight="normal" style:font-size-asian="7pt" style:font-style-asian="normal" style:font-weight-asian="normal" style:font-name-complex="Lucida Sans1" style:font-size-complex="7pt" style:font-weight-complex="normal" style:text-emphasize="none"/>
    </style:style>
    <style:style style:name="P15" style:family="paragraph" style:parent-style-name="Standard">
      <style:paragraph-properties loext:contextual-spacing="false" fo:margin-left="0cm" fo:margin-right="0.199cm" fo:margin-top="0cm" fo:margin-bottom="0cm" fo:line-height="200%" fo:text-align="start" style:justify-single-word="false" fo:orphans="0" fo:widows="0" fo:text-indent="0cm" style:auto-text-indent="false" style:shadow="none" style:text-autospace="none"/>
    </style:style>
    <style:style style:name="P16" style:family="paragraph" style:parent-style-name="Standard">
      <style:paragraph-properties loext:contextual-spacing="false" fo:margin-left="0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17" style:family="paragraph" style:parent-style-name="Table_20_Contents">
      <style:text-properties style:font-name="Arial" fo:font-size="6pt" style:font-size-asian="6pt" style:font-size-complex="6pt"/>
    </style:style>
    <style:style style:name="P18" style:family="paragraph" style:parent-style-name="Table_20_Contents">
      <style:text-properties style:font-name="Arial" fo:font-size="2pt" style:font-size-asian="2pt" style:font-size-complex="2pt"/>
    </style:style>
    <style:style style:name="P19" style:family="paragraph" style:parent-style-name="Table_20_Contents">
      <style:paragraph-properties fo:text-align="end" style:justify-single-word="false"/>
      <style:text-properties style:font-name="Leelawadee" fo:font-size="6pt" style:font-size-asian="6pt" style:font-size-complex="6pt"/>
    </style:style>
    <style:style style:name="P20" style:family="paragraph" style:parent-style-name="Table_20_Contents">
      <style:text-properties style:font-name="Leelawadee" fo:font-size="2pt" style:font-size-asian="2pt" style:font-size-complex="2pt"/>
    </style:style>
    <style:style style:name="P21" style:family="paragraph" style:parent-style-name="Table_20_Contents">
      <style:text-properties style:font-name="Open Sans" fo:font-size="2pt" style:font-size-asian="2pt" style:font-size-complex="2pt"/>
    </style:style>
    <style:style style:name="P22" style:family="paragraph" style:parent-style-name="Standard">
      <style:paragraph-properties loext:contextual-spacing="false" fo:margin-left="0.203cm" fo:margin-right="0.041cm" fo:margin-top="0cm" fo:margin-bottom="0cm" fo:line-height="100%" fo:text-align="start"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23" style:family="paragraph" style:parent-style-name="Standard">
      <style:paragraph-properties loext:contextual-spacing="false" fo:margin-left="0.203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normal" style:font-size-asian="8pt" style:font-style-asian="normal" style:font-weight-asian="normal" style:font-name-complex="Lucida Sans1" style:font-size-complex="8pt" style:font-weight-complex="bold" style:text-emphasize="none"/>
    </style:style>
    <style:style style:name="P24" style:family="paragraph" style:parent-style-name="Standard">
      <style:paragraph-properties style:shadow="none"/>
      <style:text-properties fo:font-size="11pt" style:font-size-asian="11pt" style:font-size-complex="11pt"/>
    </style:style>
    <style:style style:name="P25" style:family="paragraph" style:parent-style-name="Standard">
      <style:paragraph-properties style:shadow="none"/>
      <style:text-properties fo:font-size="12pt" style:font-size-asian="12pt" style:font-size-complex="12pt"/>
    </style:style>
    <style:style style:name="P26" style:family="paragraph" style:parent-style-name="Footer">
      <style:paragraph-properties fo:text-align="end" style:justify-single-word="false"/>
      <style:text-properties fo:font-size="8pt" style:font-size-asian="8pt" style:font-size-complex="8pt"/>
    </style:style>
    <style:style style:name="P27" style:family="paragraph" style:parent-style-name="Standard">
      <style:paragraph-properties loext:contextual-spacing="false" fo:margin-left="0cm" fo:margin-right="0cm" fo:margin-top="0cm" fo:margin-bottom="0cm" fo:line-height="200%" fo:orphans="0" fo:widows="0" fo:text-indent="0cm" style:auto-text-indent="false" style:text-autospace="none"/>
      <style:text-properties fo:color="#221f1f" style:text-outline="false" style:text-line-through-style="none" style:font-name="Arial" fo:font-size="6pt" fo:font-style="normal" fo:text-shadow="none" style:text-underline-style="none" fo:font-weight="normal" style:font-size-asian="6pt" style:font-style-asian="normal" style:font-weight-asian="normal" style:font-name-complex="Lucida Sans1" style:font-size-complex="6pt" style:text-emphasize="none"/>
    </style:style>
    <style:style style:name="P28" style:family="paragraph" style:parent-style-name="Standard">
      <style:paragraph-properties loext:contextual-spacing="true" fo:margin-left="0.081cm" fo:margin-right="0.062cm" fo:margin-top="0cm" fo:margin-bottom="0cm" fo:line-height="100%" fo:text-align="end" style:justify-single-word="false" fo:orphans="0" fo:widows="0" fo:text-indent="0cm" style:auto-text-indent="false" style:text-autospace="none"/>
      <style:text-properties fo:color="#221f1f" style:text-outline="false" style:text-line-through-style="none" style:font-name="Lucida Sans1" fo:font-size="8pt" fo:letter-spacing="-0.007cm" fo:font-style="normal" fo:text-shadow="none" style:text-underline-style="none" fo:font-weight="normal" style:font-size-asian="8pt" style:font-style-asian="normal" style:font-weight-asian="normal" style:font-name-complex="Lucida Sans1" style:font-size-complex="8pt" style:font-weight-complex="normal" style:text-emphasize="none"/>
    </style:style>
    <style:style style:name="P29" style:family="paragraph" style:parent-style-name="Standard">
      <style:paragraph-properties loext:contextual-spacing="false" fo:margin-left="0.102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4pt" fo:letter-spacing="-0.007cm" fo:font-style="normal" fo:text-shadow="none" style:text-underline-style="none" fo:font-weight="normal" style:font-size-asian="4pt" style:font-style-asian="normal" style:font-weight-asian="normal" style:font-name-complex="Lucida Sans1" style:font-size-complex="4pt" style:font-weight-complex="normal" style:text-emphasize="none"/>
    </style:style>
    <style:style style:name="P30" style:family="paragraph" style:parent-style-name="Standard">
      <style:paragraph-properties loext:contextual-spacing="false" fo:margin-left="0.102cm" fo:margin-right="0.08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normal" style:font-size-asian="8pt" style:font-style-asian="normal" style:font-weight-asian="normal" style:font-name-complex="Lucida Sans1" style:font-size-complex="8pt" style:font-weight-complex="bold" style:text-emphasize="none"/>
    </style:style>
    <style:style style:name="P31" style:family="paragraph" style:parent-style-name="Standard">
      <style:paragraph-properties loext:contextual-spacing="true" fo:margin-top="0cm" fo:margin-bottom="0cm"/>
      <style:text-properties fo:color="#221f1f" style:font-name="Lucida Sans1" fo:font-size="8pt" fo:letter-spacing="-0.007cm" fo:font-weight="normal" style:font-size-asian="8pt" style:font-weight-asian="normal" style:font-name-complex="Lucida Sans1" style:font-size-complex="8pt" style:font-weight-complex="normal"/>
    </style:style>
    <style:style style:name="P32" style:family="paragraph" style:parent-style-name="Standard">
      <style:paragraph-properties loext:contextual-spacing="false" fo:margin-left="0.102cm" fo:margin-right="0.102cm" fo:margin-top="0cm" fo:margin-bottom="0cm" fo:line-height="100%" fo:text-align="end" style:justify-single-word="false" fo:orphans="0" fo:widows="0" fo:text-indent="0cm" style:auto-text-indent="false" style:text-autospace="none">
        <style:tab-stops>
          <style:tab-stop style:position="14.531cm"/>
        </style:tab-stops>
      </style:paragraph-properties>
      <style:text-properties fo:color="#221f1f" style:text-outline="false" style:text-line-through-style="none" style:font-name="Arial1" fo:font-size="7pt" fo:letter-spacing="-0.007cm" fo:font-style="normal" fo:text-shadow="none" style:text-underline-style="none" fo:font-weight="normal" style:font-size-asian="7pt" style:font-style-asian="normal" style:font-weight-asian="normal" style:font-name-complex="Lucida Sans1" style:font-size-complex="7pt" style:font-weight-complex="bold" style:text-emphasize="none"/>
    </style:style>
    <style:style style:name="P33" style:family="paragraph" style:parent-style-name="Standard">
      <style:paragraph-properties loext:contextual-spacing="false" fo:margin-left="0.102cm" fo:margin-right="0.102cm" fo:margin-top="0cm" fo:margin-bottom="0cm" fo:line-height="100%" fo:text-align="end" style:justify-single-word="false" fo:orphans="0" fo:widows="0" fo:text-indent="0cm" style:auto-text-indent="false" style:text-autospace="none">
        <style:tab-stops>
          <style:tab-stop style:position="14.531cm"/>
        </style:tab-stops>
      </style:paragraph-properties>
      <style:text-properties fo:color="#221f1f" style:text-outline="false" style:text-line-through-style="none" style:font-name="Arial1" fo:font-size="7pt" fo:letter-spacing="-0.007cm" fo:font-style="normal" fo:text-shadow="none" style:text-underline-style="none" fo:font-weight="bold" style:font-size-asian="7pt" style:font-style-asian="normal" style:font-weight-asian="bold" style:font-name-complex="Lucida Sans1" style:font-size-complex="7pt" style:font-weight-complex="bold" style:text-emphasize="none"/>
    </style:style>
    <style:style style:name="P34" style:family="paragraph" style:parent-style-name="Standard">
      <style:paragraph-properties loext:contextual-spacing="false" fo:margin-left="0.183cm" fo:margin-right="0.224cm" fo:margin-top="0cm" fo:margin-bottom="0cm" fo:line-height="100%" fo:text-align="start" style:justify-single-word="false" fo:orphans="0" fo:widows="0" fo:text-indent="-0.122cm" style:auto-text-indent="false" style:text-autospace="none"/>
      <style:text-properties fo:color="#221f1f" style:text-outline="false" style:text-line-through-style="none" style:font-name="Arial1" fo:font-size="9pt" fo:letter-spacing="-0.007cm" fo:font-style="normal" fo:text-shadow="none" style:text-underline-style="none" fo:font-weight="normal" style:font-size-asian="9pt" style:font-style-asian="normal" style:font-weight-asian="normal" style:font-name-complex="Lucida Sans1" style:font-size-complex="9pt" style:font-weight-complex="bold" style:text-emphasize="none"/>
    </style:style>
    <style:style style:name="P35"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text-autospace="none"/>
    </style:style>
    <style:style style:name="P36" style:family="paragraph" style:parent-style-name="Table_20_Contents">
      <style:text-properties style:font-name="Leelawadee" fo:font-size="6pt" fo:font-weight="bold" style:font-size-asian="6pt" style:font-weight-asian="bold" style:font-size-complex="6pt" style:font-weight-complex="bold"/>
    </style:style>
    <style:style style:name="P37" style:family="paragraph" style:parent-style-name="Table_20_Contents">
      <style:text-properties style:font-name="Leelawadee" fo:font-size="6pt" fo:font-weight="normal" style:font-size-asian="6pt" style:font-weight-asian="normal" style:font-size-complex="6pt" style:font-weight-complex="normal"/>
    </style:style>
    <style:style style:name="T1" style:family="text">
      <style:text-properties fo:color="#221f1f" style:text-outline="false" style:text-line-through-style="none" style:text-position="-5% 100%" style:font-name="Arial1" fo:font-size="6pt" fo:letter-spacing="-0.007cm" fo:font-style="normal" fo:text-shadow="none" style:text-underline-style="none" fo:font-weight="normal" fo:background-color="#66cc00" style:font-size-asian="6pt" style:font-style-asian="normal" style:font-weight-asian="normal" style:font-name-complex="Lucida Sans1" style:font-size-complex="6pt" style:font-style-complex="normal" style:font-weight-complex="normal" style:text-emphasize="none"/>
    </style:style>
    <style:style style:name="T2" style:family="text">
      <style:text-properties fo:color="#221f1f" style:text-outline="false" style:text-line-through-style="none" style:text-position="-5% 100%" style:font-name="Arial1" fo:font-size="6pt" fo:letter-spacing="-0.007cm" fo:font-style="normal" fo:text-shadow="none" style:text-underline-style="none" fo:font-weight="normal" style:font-size-asian="6pt" style:font-style-asian="normal" style:font-weight-asian="normal" style:font-name-complex="Lucida Sans1" style:font-size-complex="6pt" style:font-style-complex="normal" style:font-weight-complex="normal" style:text-emphasize="none"/>
    </style:style>
    <style:style style:name="T3" style:family="text">
      <style:text-properties fo:color="#221f1f" style:text-outline="false" style:text-line-through-style="none" style:text-position="-5% 100%" style:font-name="Arial1" fo:font-size="10pt" fo:letter-spacing="-0.007cm" fo:font-style="normal" fo:text-shadow="none" style:text-underline-style="none" fo:font-weight="normal" fo:background-color="#66cc00" style:font-size-asian="10pt" style:font-style-asian="normal" style:font-weight-asian="normal" style:font-name-complex="Lucida Sans1" style:font-size-complex="10pt" style:font-style-complex="normal" style:font-weight-complex="normal" style:text-emphasize="none"/>
    </style:style>
    <style:style style:name="T4" style:family="text">
      <style:text-properties fo:color="#221f1f" style:text-outline="false" style:text-line-through-style="none" style:text-position="-5% 100%" style:font-name="Arial1" fo:font-size="10pt" fo:letter-spacing="-0.007cm" fo:font-style="normal" fo:text-shadow="none" style:text-underline-style="none" fo:font-weight="normal" style:font-size-asian="10pt" style:font-style-asian="normal" style:font-weight-asian="normal" style:font-name-complex="Lucida Sans1" style:font-size-complex="10pt" style:font-style-complex="normal" style:font-weight-complex="normal" style:text-emphasize="none"/>
    </style:style>
    <style:style style:name="T5" style:family="text">
      <style:text-properties fo:color="#221f1f" style:text-outline="false" style:text-line-through-style="none" style:text-position="-5% 100%" style:font-name="Arial1" fo:font-size="10pt" fo:letter-spacing="-0.007cm" fo:font-style="normal" fo:text-shadow="none" style:text-underline-style="none" fo:font-weight="normal" fo:background-color="#ff0000" style:font-size-asian="10pt" style:font-style-asian="normal" style:font-weight-asian="normal" style:font-name-complex="Lucida Sans1" style:font-size-complex="10pt" style:font-style-complex="normal" style:font-weight-complex="normal" style:text-emphasize="none" loext:char-shading-value="0"/>
    </style:style>
    <style:style style:name="T6" style:family="text">
      <style:text-properties fo:color="#221f1f" style:text-outline="false" style:text-line-through-style="none" style:text-position="-5% 100%" style:font-name="Arial1" fo:font-size="11pt" fo:letter-spacing="-0.007cm" fo:font-style="normal" fo:text-shadow="none" style:text-underline-style="none" fo:font-weight="bold" fo:background-color="#83caff" style:font-size-asian="11pt" style:font-style-asian="normal" style:font-weight-asian="bold" style:font-name-complex="Lucida Sans1" style:font-size-complex="11pt" style:font-style-complex="normal" style:font-weight-complex="bold" style:text-emphasize="none"/>
    </style:style>
    <style:style style:name="T7" style:family="text">
      <style:text-properties fo:color="#221f1f" style:text-outline="false" style:text-line-through-style="none" style:text-position="-5% 100%" style:font-name="Arial1" fo:font-size="11pt" fo:letter-spacing="-0.007cm" fo:font-style="normal" fo:text-shadow="none" style:text-underline-style="none" fo:font-weight="normal" fo:background-color="#83caff" style:font-size-asian="11pt" style:font-style-asian="normal" style:font-weight-asian="normal" style:font-name-complex="Lucida Sans1" style:font-size-complex="11pt" style:font-style-complex="normal" style:font-weight-complex="bold" style:text-emphasize="none"/>
    </style:style>
    <style:style style:name="T8" style:family="text">
      <style:text-properties fo:color="#221f1f" style:text-outline="false" style:text-line-through-style="none" style:text-position="-5% 100%" style:font-name="Arial" fo:font-size="11pt" fo:letter-spacing="-0.007cm" fo:font-style="normal" fo:text-shadow="none" style:text-underline-style="none" fo:font-weight="normal" fo:background-color="#83caff" style:font-size-asian="11pt" style:font-style-asian="normal" style:font-weight-asian="normal" style:font-name-complex="Lucida Sans1" style:font-size-complex="11pt" style:font-style-complex="normal" style:font-weight-complex="normal" style:text-emphasize="none"/>
    </style:style>
    <style:style style:name="T9" style:family="text">
      <style:text-properties fo:color="#221f1f" style:text-outline="false" style:text-line-through-style="none" style:font-name="Arial1" fo:font-size="8pt" fo:letter-spacing="-0.007cm" fo:font-style="normal" fo:text-shadow="none" style:text-underline-style="none" style:font-size-asian="8pt" style:font-style-asian="normal" style:font-name-complex="Lucida Sans1" style:font-size-complex="8pt" style:text-emphasize="none"/>
    </style:style>
    <style:style style:name="T10" style:family="text">
      <style:text-properties style:text-position="-5% 100%" style:font-name="Arial1" fo:background-color="#66cc00" style:font-style-complex="normal" style:font-weight-complex="normal"/>
    </style:style>
    <style:style style:name="T11" style:family="text">
      <style:text-properties style:text-position="-5% 100%" style:font-style-complex="normal"/>
    </style:style>
    <style:style style:name="T12" style:family="text">
      <style:text-properties style:text-position="-5% 100%" style:font-style-complex="normal" style:font-weight-complex="bold"/>
    </style:style>
    <style:style style:name="T13" style:family="text">
      <style:text-properties style:text-position="-5% 100%" style:font-name="Lucida Sans" fo:font-size="5pt" style:font-size-asian="5pt" style:font-size-complex="5pt" style:font-style-complex="normal"/>
    </style:style>
    <style:style style:name="T14" style:family="text">
      <style:text-properties style:text-position="-5% 100%" style:font-name="Lucida Sans" fo:font-size="6pt" style:font-size-asian="6pt" style:font-size-complex="6pt" style:font-style-complex="normal"/>
    </style:style>
    <style:style style:name="T15" style:family="text">
      <style:text-properties style:text-position="-5% 100%" style:font-name="Lucida Sans" fo:font-size="2pt" style:font-size-asian="2pt" style:font-size-complex="2pt" style:font-style-complex="normal"/>
    </style:style>
    <style:style style:name="T16" style:family="text">
      <style:text-properties style:text-position="-5% 100%" fo:font-size="6pt" style:font-size-asian="6pt" style:font-size-complex="6pt" style:font-style-complex="normal" style:font-weight-complex="bold"/>
    </style:style>
    <style:style style:name="T17" style:family="text">
      <style:text-properties fo:font-size="7pt" style:font-size-asian="7pt" style:font-size-complex="7pt"/>
    </style:style>
    <style:style style:name="T18" style:family="text">
      <style:text-properties fo:font-size="8pt" style:font-size-asian="8pt" style:font-size-complex="8pt"/>
    </style:style>
    <style:style style:name="T19" style:family="text">
      <style:text-properties fo:font-size="8pt" style:font-size-asian="8pt" style:font-size-complex="8pt" style:font-weight-complex="bold"/>
    </style:style>
    <style:style style:name="T20" style:family="text">
      <style:text-properties fo:font-weight="bold" style:font-weight-asian="bold" style:font-weight-complex="normal"/>
    </style:style>
    <style:style style:name="T21" style:family="text">
      <style:text-properties style:font-weight-complex="normal"/>
    </style:style>
    <style:style style:name="T22" style:family="text">
      <style:text-properties fo:font-weight="normal" style:font-weight-asian="normal" style:font-weight-complex="normal"/>
    </style:style>
    <style:style style:name="T23" style:family="text">
      <style:text-properties fo:font-weight="normal" fo:background-color="#ffff00" style:font-weight-asian="normal" style:font-weight-complex="normal"/>
    </style:style>
    <style:style style:name="fr1" style:family="graphic" style:parent-style-name="Graphics">
      <style:graphic-properties fo:margin-top="0.049cm" fo:margin-bottom="0cm" style:wrap="dynamic" style:number-wrapped-paragraphs="no-limit" style:wrap-contour="false" style:vertical-pos="top" style:vertical-rel="text"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Fuente_20_de_20_párrafo_20_predeter."><text:span text:style-name="T15"/></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office:value-type="string">
            <text:p text:style-name="P7"><text:text-input text:description="&lt;for each=&quot;line1 in o.env['stock.move'].search([['partner_id', 'in', [46655,52762] ], ['picking_type_id', 'in',[10,28,29] ], ['state', '=', 'assigned']]).filtered(lambda r: r.product_id.with_context(warehouse=r.picking_id.picking_type_id.warehouse_id.id).qty_available&gt;0).sorted(key=lambda r: (r.product_id.categ_id.id,r.product_id.product_brand_id.id,r.product_id.id))&quot;&gt;">For each</text:text-input></text:p>
          </table:table-cell>
          <table:table-cell table:style-name="Tabla3.A1" office:value-type="string">
            <text:p text:style-name="P9"><text:s text:c="2"/></text:p>
          </table:table-cell>
          <table:table-cell table:style-name="Tabla3.A1" office:value-type="string">
            <text:p text:style-name="P18"/>
          </table:table-cell>
          <table:table-cell table:style-name="Tabla3.A1" office:value-type="string">
            <text:p text:style-name="P18"/>
          </table:table-cell>
          <table:table-cell table:style-name="Tabla3.A1" office:value-type="string">
            <text:p text:style-name="P18"/>
          </table:table-cell>
          <table:table-cell table:style-name="Tabla3.A1" table:number-columns-spanned="2" office:value-type="string">
            <text:p text:style-name="P18"/>
          </table:table-cell>
          <table:covered-table-cell/>
          <table:table-cell table:style-name="Tabla3.A1" office:value-type="string">
            <text:p text:style-name="P20"/>
          </table:table-cell>
        </table:table-row>
        <table:table-row table:style-name="Tabla3.2">
          <table:table-cell table:style-name="Tabla3.A2" office:value-type="string">
            <text:p text:style-name="P11"><text:span text:style-name="T22"><text:text-input text:description="&lt;line1.picking_id.id&gt;">id</text:text-input></text:span><text:span text:style-name="T22"> </text:span><text:span text:style-name="T22"><text:text-input text:description="&lt;line1.picking_id&gt;">id</text:text-input></text:span> <text:span text:style-name="T22"><draw:a xlink:type="simple" xlink:href="python://'https://www.ingenieriaboggio.com.ar/web#id='+str(o.env['stock.request'].search([['product_id',%20'=',%20line1.product_id.id%20],['procurement_group_id',%20'=',%20line1.group_id.id],['state',%20'=',%20'open']%20],%20limit=1).id)+'&amp;view_type=form&amp;model=stock.request&amp;action=2161&amp;menu_id=1581'"><draw:frame draw:style-name="fr1" draw:name="gráficos1" text:anchor-type="as-char" svg:width="0.386cm" svg:height="0.236cm" draw:z-index="0"><draw:image xlink:href="Pictures/1000000000000118000000B4B9451A73.png" xlink:type="simple" xlink:show="embed" xlink:actuate="onLoad"/></draw:frame></draw:a></text:span><text:span text:style-name="T23"><text:text-input text:description="&lt;len(o.env['stock.request'].search([['product_id', '=', line1.product_id.id ],['procurement_group_id', '=', line1.group_id.id],['state', '=', 'open'] ], limit=1).message_ids.filtered(lambda line: line.message_type=='comment'))&gt;">id</text:text-input></text:span></text:p>
          </table:table-cell>
          <table:table-cell table:style-name="Tabla3.A2" office:value-type="string">
            <text:p text:style-name="P34"><text:span text:style-name="T21">(</text:span><text:span text:style-name="T21"><text:text-input text:description="&lt;line1.product_id.internal_code&gt;">codigo</text:text-input></text:span><text:span text:style-name="T21">) </text:span><text:span text:style-name="T21"><text:text-input text:description="&lt;line1.product_id&gt;">name</text:text-input></text:span><text:span text:style-name="T21"> - </text:span><text:span text:style-name="T21"><text:text-input text:description="&lt;line1.product_id.supplier_code&gt;">codigo_prov</text:text-input></text:span><text:span text:style-name="T21"> - </text:span><text:span text:style-name="T20"><text:text-input text:description="&lt;line1.product_id.product_brand_id.name&gt;">marca</text:text-input></text:span><text:span text:style-name="T21"> - UE: </text:span><text:span text:style-name="T21"><text:text-input text:description="&lt;line1.product_id.quantity_per_pack&gt;">marca</text:text-input></text:span></text:p>
          </table:table-cell>
          <table:table-cell table:style-name="Tabla3.A2" office:value-type="string">
            <text:p text:style-name="P23"><text:text-input text:description="&lt;line1.product_uom_qty&gt;">qty</text:text-input></text:p>
          </table:table-cell>
          <table:table-cell table:style-name="Tabla3.A2" office:value-type="string">
            <text:p text:style-name="P30"><text:text-input text:description="&lt;line1.product_id.with_context(warehouse=line1.picking_id.picking_type_id.warehouse_id.id).qty_available&gt;">qty</text:text-input></text:p>
          </table:table-cell>
          <table:table-cell table:style-name="Tabla3.A2" office:value-type="string">
            <text:p text:style-name="P28"><text:span text:style-name="Fuente_20_de_20_párrafo_20_predeter."><text:span text:style-name="T14"><text:text-input text:description="&lt;(line1.product_id.with_context(warehouse=line1.picking_id.picking_type_id.warehouse_id.id).qty_available&gt;=line1.product_uom_qty) and &quot;*&quot; or &quot;&quot;&gt;">If </text:text-input></text:span></text:span><text:span text:style-name="Fuente_20_de_20_párrafo_20_predeter."><text:span text:style-name="T13"> </text:span></text:span><text:span text:style-name="Fuente_20_de_20_párrafo_20_predeter."><text:span text:style-name="T14"><text:text-input text:description="&lt;(line1.product_id.with_context(warehouse=line1.picking_id.picking_type_id.warehouse_id.id).qty_available&gt;0) and &quot;*&quot; or &quot;&quot;&gt;">If </text:text-input></text:span></text:span></text:p>
          </table:table-cell>
          <table:table-cell table:style-name="Tabla3.A2" office:value-type="string">
            <text:p text:style-name="P32"><text:text-input text:description="&lt;formatLang(line1.create_date,date='true')&gt;">qty</text:text-input></text:p>
            <text:p text:style-name="P33"><text:s text:c="2"/><text:text-input text:description="&lt;formatLang((time.mktime(time.gmtime())-time.mktime(time.strptime(line1.create_date,&quot;%Y-%m-%d %H:%M:%S&quot;)))/(24*60*60)-0.125)&gt;">qty</text:text-input></text:p>
            <text:p text:style-name="P32"/>
          </table:table-cell>
          <table:table-cell table:style-name="Tabla3.A2" office:value-type="string">
            <text:p text:style-name="P29"><text:span text:style-name="Fuente_20_de_20_párrafo_20_predeter."><text:span text:style-name="T11"><text:s/></text:span></text:span><text:span text:style-name="Fuente_20_de_20_párrafo_20_predeter."><text:span text:style-name="T16"><text:text-input text:description="&lt;o.env['stock.move'].search([['product_id' ,'=' , line1.product_id.id],['picking_type_id', 'in', [17,12]], ['state' ,'in' ,['confirmed','partially_available','waiting','assigned ']]]).mapped(lambda r: str(r.product_uom_qty)+' ')&gt;">qty</text:text-input></text:span></text:span><text:span text:style-name="Fuente_20_de_20_párrafo_20_predeter."><text:span text:style-name="T12"> </text:span></text:span></text:p>
          </table:table-cell>
          <table:table-cell table:style-name="Tabla3.A2" office:value-type="string">
            <text:p text:style-name="P14"><text:span text:style-name="T18">[</text:span><text:span text:style-name="T19"><text:text-input text:description="&lt;line1.product_id.categ_id.name[:5]&gt;">codigo_prov</text:text-input></text:span><text:span text:style-name="T18">] </text:span><text:span text:style-name="T19"><text:text-input text:description="&lt;line1.group_id.partner_id.name[5:]&gt;">codigo_prov</text:text-input></text:span></text:p>
            <text:p text:style-name="P13"><text:text-input text:description="&lt;line1.product_id.product_putaway_ids.filtered(lambda r: r.putaway_id.id == line1.picking_type_id.warehouse_id.id-1 ).mapped(lambda x: '%s - '  % (x.fixed_location_id.complete_name and x.fixed_location_id.complete_name[25:] or  ' ') )&gt;">ubic_nueva</text:text-input></text:p>
            <text:p text:style-name="P14"><text:span text:style-name="T18">(</text:span><text:span text:style-name="T18"><text:text-input text:description="&lt;line1.product_id.location_1&gt;">ubic</text:text-input></text:span><text:span text:style-name="T18"> / </text:span><text:span text:style-name="T18"><text:text-input text:description="&lt;line1.product_id.location_2&gt;">ubic</text:text-input></text:span><text:span text:style-name="T18">)</text:span></text:p>
            <text:p text:style-name="P13"/>
          </table:table-cell>
        </table:table-row>
        <table:table-row>
          <table:table-cell table:style-name="Tabla3.A1" office:value-type="string">
            <text:p text:style-name="P27"><text:text-input text:description="&lt;/for&gt;">End For</text:text-input></text:p>
          </table:table-cell>
          <table:table-cell table:style-name="Tabla3.A1" office:value-type="string">
            <text:p text:style-name="P31"/>
          </table:table-cell>
          <table:table-cell table:style-name="Tabla3.A1" office:value-type="string">
            <text:p text:style-name="P18"/>
          </table:table-cell>
          <table:table-cell table:style-name="Tabla3.A1" office:value-type="string">
            <text:p text:style-name="P18"/>
          </table:table-cell>
          <table:table-cell table:style-name="Tabla3.A1" office:value-type="string">
            <text:p text:style-name="P18"/>
          </table:table-cell>
          <table:table-cell table:style-name="Tabla3.A1" table:number-columns-spanned="2" office:value-type="string">
            <text:p text:style-name="P18"/>
          </table:table-cell>
          <table:covered-table-cell/>
          <table:table-cell table:style-name="Tabla3.A1" office:value-type="string">
            <text:p text:style-name="P21"/>
          </table:table-cell>
        </table:table-row>
      </table:table>
      <text:p text:style-name="P4"><text:span text:style-name="Fuente_20_de_20_párrafo_20_predeter."><text:span text:style-name="T4"/></text:span></text:p>
      <text:p text:style-name="P4"><text:span text:style-name="Fuente_20_de_20_párrafo_20_predeter."><text:span text:style-name="T5">Para control de pendiente y plazo</text:span></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office:value-type="string">
            <text:p text:style-name="P7"><text:text-input text:description="&lt;for each=&quot;line1 in o.env['stock.move'].search([['partner_id', 'in', [46655,52762] ], ['picking_type_id', 'in',[10,28,29] ], ['state', '!=', 'done'], ['state', '!=', 'cancel'], ['state', '!=', 'assigned']]).filtered(lambda r: r.product_id.with_context(warehouse=r.picking_id.picking_type_id.warehouse_id.id).qty_available&gt;0).sorted(key=lambda r: (r.product_id.categ_id.id,r.create_date))&quot;&gt;">For each</text:text-input></text:p>
          </table:table-cell>
          <table:table-cell table:style-name="Tabla2.A1" office:value-type="string">
            <text:p text:style-name="P9"><text:s text:c="2"/></text:p>
          </table:table-cell>
          <table:table-cell table:style-name="Tabla2.A1" office:value-type="string">
            <text:p text:style-name="P18"/>
          </table:table-cell>
          <table:table-cell table:style-name="Tabla2.A1" office:value-type="string">
            <text:p text:style-name="P18"/>
          </table:table-cell>
          <table:table-cell table:style-name="Tabla2.A1" office:value-type="string">
            <text:p text:style-name="P18"/>
          </table:table-cell>
          <table:table-cell table:style-name="Tabla2.A1" table:number-columns-spanned="2" office:value-type="string">
            <text:p text:style-name="P18"/>
          </table:table-cell>
          <table:covered-table-cell/>
          <table:table-cell table:style-name="Tabla2.A1" office:value-type="string">
            <text:p text:style-name="P20"/>
          </table:table-cell>
        </table:table-row>
        <table:table-row table:style-name="Tabla2.2">
          <table:table-cell table:style-name="Tabla2.A2" office:value-type="string">
            <text:p text:style-name="P11"><text:text-input text:description="&lt;line1.picking_id.id&gt;">id</text:text-input> <text:text-input text:description="&lt;line1.picking_id&gt;">id</text:text-input></text:p>
          </table:table-cell>
          <table:table-cell table:style-name="Tabla2.A2" office:value-type="string">
            <text:p text:style-name="P34"><text:span text:style-name="T21">(</text:span><text:span text:style-name="T21"><text:text-input text:description="&lt;line1.product_id.internal_code&gt;">codigo</text:text-input></text:span><text:span text:style-name="T21">) </text:span><text:span text:style-name="T21"><text:text-input text:description="&lt;line1.product_id&gt;">name</text:text-input></text:span><text:span text:style-name="T21"> - </text:span><text:span text:style-name="T21"><text:text-input text:description="&lt;line1.product_id.supplier_code&gt;">codigo_prov</text:text-input></text:span><text:span text:style-name="T21"> - </text:span><text:span text:style-name="T20"><text:text-input text:description="&lt;line1.product_id.product_brand_id.name&gt;">marca</text:text-input></text:span><text:span text:style-name="T21"> - UE: </text:span><text:span text:style-name="T21"><text:text-input text:description="&lt;line1.product_id.quantity_per_pack&gt;">marca</text:text-input></text:span></text:p>
          </table:table-cell>
          <table:table-cell table:style-name="Tabla2.A2" office:value-type="string">
            <text:p text:style-name="P23"><text:text-input text:description="&lt;line1.product_uom_qty&gt;">qty</text:text-input></text:p>
          </table:table-cell>
          <table:table-cell table:style-name="Tabla2.A2" office:value-type="string">
            <text:p text:style-name="P30"><text:text-input text:description="&lt;line1.product_id.with_context(warehouse=line1.picking_id.picking_type_id.warehouse_id.id).qty_available&gt;">qty</text:text-input></text:p>
          </table:table-cell>
          <table:table-cell table:style-name="Tabla2.A2" office:value-type="string">
            <text:p text:style-name="P28"><text:span text:style-name="Fuente_20_de_20_párrafo_20_predeter."><text:span text:style-name="T14"><text:text-input text:description="&lt;(line1.product_id.with_context(warehouse=line1.picking_id.picking_type_id.warehouse_id.id).qty_available&gt;=line1.product_uom_qty) and &quot;*&quot; or &quot;&quot;&gt;">If </text:text-input></text:span></text:span><text:span text:style-name="Fuente_20_de_20_párrafo_20_predeter."><text:span text:style-name="T13"> </text:span></text:span><text:span text:style-name="Fuente_20_de_20_párrafo_20_predeter."><text:span text:style-name="T14"><text:text-input text:description="&lt;(line1.product_id.with_context(warehouse=line1.picking_id.picking_type_id.warehouse_id.id).qty_available&gt;0) and &quot;*&quot; or &quot;&quot;&gt;">If </text:text-input></text:span></text:span></text:p>
          </table:table-cell>
          <table:table-cell table:style-name="Tabla2.A2" office:value-type="string">
            <text:p text:style-name="P32"><text:text-input text:description="&lt;formatLang(line1.create_date,date='true')&gt;">qty</text:text-input></text:p>
            <text:p text:style-name="P32"><text:s text:c="2"/><text:text-input text:description="&lt;formatLang((time.mktime(time.gmtime())-time.mktime(time.strptime(line1.create_date,&quot;%Y-%m-%d %H:%M:%S&quot;)))/(24*60*60)-0.125)&gt;">qty</text:text-input></text:p>
          </table:table-cell>
          <table:table-cell table:style-name="Tabla2.A2" office:value-type="string">
            <text:p text:style-name="P29"><text:span text:style-name="Fuente_20_de_20_párrafo_20_predeter."><text:span text:style-name="T11"><text:s/></text:span></text:span><text:span text:style-name="Fuente_20_de_20_párrafo_20_predeter."><text:span text:style-name="T16"><text:text-input text:description="&lt;o.env['stock.move'].search([['product_id' ,'=' , line1.product_id.id],['picking_type_id', 'in', [17,12]], ['state' ,'in' ,['confirmed','partially_available','waiting','assigned ']]]).mapped(lambda r: str(r.product_uom_qty)+' ')&gt;">qty</text:text-input></text:span></text:span><text:span text:style-name="Fuente_20_de_20_párrafo_20_predeter."><text:span text:style-name="T12"> </text:span></text:span></text:p>
          </table:table-cell>
          <table:table-cell table:style-name="Tabla2.A2" office:value-type="string">
            <text:p text:style-name="P14"><text:span text:style-name="T18">[</text:span><text:span text:style-name="T19"><text:text-input text:description="&lt;line1.product_id.categ_id.name[:5]&gt;">codigo_prov</text:text-input></text:span><text:span text:style-name="T18">] </text:span><text:span text:style-name="T19"><text:text-input text:description="&lt;line1.group_id.partner_id.name[5:]&gt;">codigo_prov</text:text-input></text:span></text:p>
            <text:p text:style-name="P13"><text:text-input text:description="&lt;line1.product_id.product_putaway_ids.filtered(lambda r: r.putaway_id.id == line1.picking_type_id.warehouse_id.id-1 ).mapped(lambda x: '%s - '  % (x.fixed_location_id.complete_name and x.fixed_location_id.complete_name[25:] or  ' ') )&gt;">ubic_nueva</text:text-input></text:p>
            <text:p text:style-name="P14"><text:span text:style-name="T18">(</text:span><text:span text:style-name="T18"><text:text-input text:description="&lt;line1.product_id.location_1&gt;">ubic</text:text-input></text:span><text:span text:style-name="T18"> / </text:span><text:span text:style-name="T18"><text:text-input text:description="&lt;line1.product_id.location_2&gt;">ubic</text:text-input></text:span><text:span text:style-name="T18">)</text:span></text:p>
            <text:p text:style-name="P13"/>
          </table:table-cell>
        </table:table-row>
        <table:table-row>
          <table:table-cell table:style-name="Tabla2.A1" office:value-type="string">
            <text:p text:style-name="P27"><text:text-input text:description="&lt;/for&gt;">End For</text:text-input></text:p>
          </table:table-cell>
          <table:table-cell table:style-name="Tabla2.A1" office:value-type="string">
            <text:p text:style-name="P31"/>
          </table:table-cell>
          <table:table-cell table:style-name="Tabla2.A1" office:value-type="string">
            <text:p text:style-name="P18"/>
          </table:table-cell>
          <table:table-cell table:style-name="Tabla2.A1" office:value-type="string">
            <text:p text:style-name="P18"/>
          </table:table-cell>
          <table:table-cell table:style-name="Tabla2.A1" office:value-type="string">
            <text:p text:style-name="P18"/>
          </table:table-cell>
          <table:table-cell table:style-name="Tabla2.A1" table:number-columns-spanned="2" office:value-type="string">
            <text:p text:style-name="P18"/>
          </table:table-cell>
          <table:covered-table-cell/>
          <table:table-cell table:style-name="Tabla2.A1" office:value-type="string">
            <text:p text:style-name="P21"/>
          </table:table-cell>
        </table:table-row>
      </table:table>
      <text:p text:style-name="P4"><text:span text:style-name="Fuente_20_de_20_párrafo_20_predeter."><text:span text:style-name="T2"/></text:span></text:p>
      <text:p text:style-name="P4"><text:span text:style-name="Fuente_20_de_20_párrafo_20_predeter."><text:span text:style-name="T3"/></text:span></text:p>
      <text:p text:style-name="P4"><text:span text:style-name="Fuente_20_de_20_párrafo_20_predeter."><text:span text:style-name="T3"/></text:span></text:p>
      <text:p text:style-name="P4"><text:span text:style-name="Fuente_20_de_20_párrafo_20_predeter."><text:span text:style-name="T3"/></text:span></text:p>
      <text:p text:style-name="P15"><text:span text:style-name="Fuente_20_de_20_párrafo_20_predeter."><text:span text:style-name="T8">Pendiente con stock de </text:span></text:span><text:span text:style-name="Fuente_20_de_20_párrafo_20_predeter."><text:span text:style-name="T6"><text:text-input text:description="&lt;nombre_reporte&gt;">id</text:text-input></text:span></text:span><text:span text:style-name="Fuente_20_de_20_párrafo_20_predeter."><text:span text:style-name="T7"> <text:s/>(ordenado por deposito, fecha de creacion )</text:span></text:span></text:p>
      <text:p text:style-name="P4"><text:span text:style-name="Fuente_20_de_20_párrafo_20_predeter."><text:span text:style-name="T2"/></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office:value-type="string">
            <text:p text:style-name="P7"><text:text-input text:description="&lt;for each=&quot;line1 in o.env['stock.move'].search([['partner_id', 'in', [46655,52762] ], ['picking_type_id', 'in',[10,28,29] ], ['state', '=', 'assigned']]).filtered(lambda r: r.product_id.with_context(warehouse=r.picking_id.picking_type_id.warehouse_id.id).qty_available&gt;0).sorted(key=lambda r: (r.create_date))&quot;&gt;">For each</text:text-input></text:p>
          </table:table-cell>
          <table:table-cell table:style-name="Tabla4.A1" office:value-type="string">
            <text:p text:style-name="P9"><text:s text:c="2"/></text:p>
          </table:table-cell>
          <table:table-cell table:style-name="Tabla4.A1" office:value-type="string">
            <text:p text:style-name="P18"/>
          </table:table-cell>
          <table:table-cell table:style-name="Tabla4.A1" office:value-type="string">
            <text:p text:style-name="P18"/>
          </table:table-cell>
          <table:table-cell table:style-name="Tabla4.A1" office:value-type="string">
            <text:p text:style-name="P18"/>
          </table:table-cell>
          <table:table-cell table:style-name="Tabla4.A1" table:number-columns-spanned="2" office:value-type="string">
            <text:p text:style-name="P18"/>
          </table:table-cell>
          <table:covered-table-cell/>
          <table:table-cell table:style-name="Tabla4.A1" office:value-type="string">
            <text:p text:style-name="P20"/>
          </table:table-cell>
        </table:table-row>
        <table:table-row table:style-name="Tabla4.2">
          <table:table-cell table:style-name="Tabla4.A2" office:value-type="string">
            <text:p text:style-name="P12"><text:text-input text:description="&lt;line1.picking_id.id&gt;">id</text:text-input> <text:text-input text:description="&lt;line1.picking_id&gt;">id</text:text-input></text:p>
          </table:table-cell>
          <table:table-cell table:style-name="Tabla4.A2" office:value-type="string">
            <text:p text:style-name="P34"><text:span text:style-name="T21">(</text:span><text:span text:style-name="T21"><text:text-input text:description="&lt;line1.product_id.internal_code&gt;">codigo</text:text-input></text:span><text:span text:style-name="T21">) </text:span><text:span text:style-name="T21"><text:text-input text:description="&lt;line1.product_id&gt;">name</text:text-input></text:span><text:span text:style-name="T21"> - </text:span><text:span text:style-name="T21"><text:text-input text:description="&lt;line1.product_id.supplier_code&gt;">codigo_prov</text:text-input></text:span><text:span text:style-name="T21"> - </text:span><text:span text:style-name="T20"><text:text-input text:description="&lt;line1.product_id.product_brand_id.name&gt;">marca</text:text-input></text:span><text:span text:style-name="T21"> - UE: </text:span><text:span text:style-name="T21"><text:text-input text:description="&lt;line1.product_id.quantity_per_pack&gt;">marca</text:text-input></text:span></text:p>
          </table:table-cell>
          <table:table-cell table:style-name="Tabla4.A2" office:value-type="string">
            <text:p text:style-name="P23"><text:text-input text:description="&lt;line1.product_uom_qty&gt;">qty</text:text-input></text:p>
          </table:table-cell>
          <table:table-cell table:style-name="Tabla4.A2" office:value-type="string">
            <text:p text:style-name="P30"><text:text-input text:description="&lt;line1.product_id.with_context(warehouse=line1.picking_id.picking_type_id.warehouse_id.id).qty_available&gt;">qty</text:text-input></text:p>
          </table:table-cell>
          <table:table-cell table:style-name="Tabla4.A2" office:value-type="string">
            <text:p text:style-name="P28"><text:span text:style-name="Fuente_20_de_20_párrafo_20_predeter."><text:span text:style-name="T14"><text:text-input text:description="&lt;(line1.product_id.with_context(warehouse=line1.picking_id.picking_type_id.warehouse_id.id).qty_available&gt;=line1.product_uom_qty) and &quot;*&quot; or &quot;&quot;&gt;">If </text:text-input></text:span></text:span><text:span text:style-name="Fuente_20_de_20_párrafo_20_predeter."><text:span text:style-name="T13"> </text:span></text:span><text:span text:style-name="Fuente_20_de_20_párrafo_20_predeter."><text:span text:style-name="T14"><text:text-input text:description="&lt;(line1.product_id.with_context(warehouse=line1.picking_id.picking_type_id.warehouse_id.id).qty_available&gt;0) and &quot;*&quot; or &quot;&quot;&gt;">If </text:text-input></text:span></text:span></text:p>
          </table:table-cell>
          <table:table-cell table:style-name="Tabla4.A2" office:value-type="string">
            <text:p text:style-name="P32"><text:text-input text:description="&lt;formatLang(line1.create_date,date='true')&gt;">qty</text:text-input></text:p>
            <text:p text:style-name="P32"><text:s text:c="2"/><text:text-input text:description="&lt;formatLang((time.mktime(time.gmtime())-time.mktime(time.strptime(line1.create_date,&quot;%Y-%m-%d %H:%M:%S&quot;)))/(24*60*60)-0.125)&gt;">qty</text:text-input></text:p>
            <text:p text:style-name="P32"/>
          </table:table-cell>
          <table:table-cell table:style-name="Tabla4.A2" office:value-type="string">
            <text:p text:style-name="P29"><text:span text:style-name="Fuente_20_de_20_párrafo_20_predeter."><text:span text:style-name="T11"><text:s/></text:span></text:span><text:span text:style-name="Fuente_20_de_20_párrafo_20_predeter."><text:span text:style-name="T16"><text:text-input text:description="&lt;o.env['stock.move'].search([['product_id' ,'=' , line1.product_id.id],['picking_type_id', 'in', [17,12]], ['state' ,'in' ,['confirmed','partially_available','waiting','assigned ']]]).mapped(lambda r: str(r.product_uom_qty)+' ')&gt;">qty</text:text-input></text:span></text:span><text:span text:style-name="Fuente_20_de_20_párrafo_20_predeter."><text:span text:style-name="T12"> </text:span></text:span></text:p>
          </table:table-cell>
          <table:table-cell table:style-name="Tabla4.A2" office:value-type="string">
            <text:p text:style-name="P14"><text:span text:style-name="T18">[</text:span><text:span text:style-name="T19"><text:text-input text:description="&lt;line1.product_id.categ_id.name[:5]&gt;">codigo_prov</text:text-input></text:span><text:span text:style-name="T18">] </text:span><text:span text:style-name="T19"><text:text-input text:description="&lt;line1.group_id.partner_id.name[5:]&gt;">codigo_prov</text:text-input></text:span></text:p>
            <text:p text:style-name="P13"><text:text-input text:description="&lt;line1.product_id.product_putaway_ids.filtered(lambda r: r.putaway_id.id == line1.picking_type_id.warehouse_id.id-1 ).mapped(lambda x: '%s - '  % (x.fixed_location_id.complete_name and x.fixed_location_id.complete_name[25:] or  ' ') )&gt;">ubic_nueva</text:text-input></text:p>
            <text:p text:style-name="P14"><text:span text:style-name="T18">(</text:span><text:span text:style-name="T18"><text:text-input text:description="&lt;line1.product_id.location_1&gt;">ubic</text:text-input></text:span><text:span text:style-name="T18"> / </text:span><text:span text:style-name="T18"><text:text-input text:description="&lt;line1.product_id.location_2&gt;">ubic</text:text-input></text:span><text:span text:style-name="T18">)</text:span></text:p>
            <text:p text:style-name="P13"/>
          </table:table-cell>
        </table:table-row>
        <table:table-row>
          <table:table-cell table:style-name="Tabla4.A1" office:value-type="string">
            <text:p text:style-name="P27"><text:text-input text:description="&lt;/for&gt;">End For</text:text-input></text:p>
          </table:table-cell>
          <table:table-cell table:style-name="Tabla4.A1" office:value-type="string">
            <text:p text:style-name="P31"/>
          </table:table-cell>
          <table:table-cell table:style-name="Tabla4.A1" office:value-type="string">
            <text:p text:style-name="P18"/>
          </table:table-cell>
          <table:table-cell table:style-name="Tabla4.A1" office:value-type="string">
            <text:p text:style-name="P18"/>
          </table:table-cell>
          <table:table-cell table:style-name="Tabla4.A1" office:value-type="string">
            <text:p text:style-name="P18"/>
          </table:table-cell>
          <table:table-cell table:style-name="Tabla4.A1" table:number-columns-spanned="2" office:value-type="string">
            <text:p text:style-name="P18"/>
          </table:table-cell>
          <table:covered-table-cell/>
          <table:table-cell table:style-name="Tabla4.A1" office:value-type="string">
            <text:p text:style-name="P2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Unicode MS1" svg:font-family="'Arial Unicode MS'" style:font-family-generic="swiss"/>
    <style:font-face style:name="Lucida Sans"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eelawadee" svg:font-family="Leelawadee"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SimSun" style:font-size-asian="10.5pt" style:language-asian="zh" style:country-asian="CN" style:font-name-complex="Lucid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10.795cm" style:type="center"/>
          <style:tab-stop style:position="21.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Footer" style:family="paragraph" style:parent-style-name="Standard" style:class="extra">
      <style:paragraph-properties text:number-lines="false" text:line-number="0">
        <style:tab-stops>
          <style:tab-stop style:position="10.395cm" style:type="center"/>
          <style:tab-stop style:position="20.79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Frame_20_contents" style:display-name="Frame contents" style:family="paragraph" style:parent-style-name="Text_20_body" style:class="extra"/>
    <style:style style:name="Table" style:family="paragraph" style:parent-style-name="Caption" style:class="extra"/>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a1"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2.708cm"/>
    </style:style>
    <style:style style:name="Tabla1.B" style:family="table-column">
      <style:table-column-properties style:column-width="8.29cm"/>
    </style:style>
    <style:style style:name="Tabla1.C" style:family="table-column">
      <style:table-column-properties style:column-width="1.254cm"/>
    </style:style>
    <style:style style:name="Tabla1.D" style:family="table-column">
      <style:table-column-properties style:column-width="1.252cm"/>
    </style:style>
    <style:style style:name="Tabla1.E" style:family="table-column">
      <style:table-column-properties style:column-width="0.926cm"/>
    </style:style>
    <style:style style:name="Tabla1.F" style:family="table-column">
      <style:table-column-properties style:column-width="2.469cm"/>
    </style:style>
    <style:style style:name="Tabla1.G" style:family="table-column">
      <style:table-column-properties style:column-width="4.002cm"/>
    </style:style>
    <style:style style:name="Tabla1.A1" style:family="table-cell">
      <style:table-cell-properties fo:padding="0.097cm" fo:border="none"/>
    </style:style>
    <style:style style:name="Tabla1.B1" style:family="table-cell">
      <style:table-cell-properties fo:background-color="#ffff00" fo:padding="0.097cm" fo:border="none">
        <style:background-image/>
      </style:table-cell-properties>
    </style:style>
    <style:style style:name="Tabla1.F1" style:family="table-cell">
      <style:table-cell-properties fo:background-color="#ffcc00" fo:padding="0.097cm" fo:border="none">
        <style:background-image/>
      </style:table-cell-properties>
    </style:style>
    <style:style style:name="Tabla1.2" style:family="table-row">
      <style:table-row-properties style:min-row-height="0.589cm"/>
    </style:style>
    <style:style style:name="MP1"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shadow="none" style:text-autospace="none"/>
    </style:style>
    <style:style style:name="MP2"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shadow="non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MP3"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bold" style:font-size-asian="6pt" style:font-style-asian="normal" style:font-weight-asian="bold" style:font-name-complex="Lucida Sans1" style:font-size-complex="6pt" style:font-weight-complex="bold" style:text-emphasize="none"/>
    </style:style>
    <style:style style:name="MP4" style:family="paragraph" style:parent-style-name="Standard">
      <style:paragraph-properties loext:contextual-spacing="false" fo:margin-left="0cm" fo:margin-right="0.062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MP5" style:family="paragraph" style:parent-style-name="Standard">
      <style:paragraph-properties loext:contextual-spacing="false" fo:margin-left="0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MP6" style:family="paragraph" style:parent-style-name="Table_20_Contents">
      <style:text-properties style:font-name="Arial" fo:font-size="6pt" style:font-size-asian="6pt" style:font-size-complex="6pt"/>
    </style:style>
    <style:style style:name="MP7" style:family="paragraph" style:parent-style-name="Standard">
      <style:paragraph-properties loext:contextual-spacing="false" fo:margin-left="0.203cm" fo:margin-right="0.041cm" fo:margin-top="0cm" fo:margin-bottom="0cm" fo:line-height="100%" fo:text-align="start"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MP8" style:family="paragraph" style:parent-style-name="Table_20_Contents">
      <style:text-properties style:font-name="Leelawadee" fo:font-size="6pt" fo:font-weight="bold" style:font-size-asian="6pt" style:font-weight-asian="bold" style:font-size-complex="6pt" style:font-weight-complex="bold"/>
    </style:style>
    <style:style style:name="MP9" style:family="paragraph" style:parent-style-name="Table_20_Contents">
      <style:text-properties style:font-name="Leelawadee" fo:font-size="6pt" fo:font-weight="normal" style:font-size-asian="6pt" style:font-weight-asian="normal" style:font-size-complex="6pt" style:font-weight-complex="normal"/>
    </style:style>
    <style:style style:name="MP10"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MP11"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font-weight-complex="bold" style:text-emphasize="none"/>
    </style:style>
    <style:style style:name="MP12" style:family="paragraph" style:parent-style-name="Table_20_Contents">
      <style:paragraph-properties fo:text-align="end" style:justify-single-word="false"/>
      <style:text-properties style:font-name="Leelawadee" fo:font-size="6pt" style:font-size-asian="6pt" style:font-size-complex="6pt"/>
    </style:style>
    <style:style style:name="MP13" style:family="paragraph" style:parent-style-name="Standard">
      <style:paragraph-properties style:shadow="none"/>
      <style:text-properties fo:font-size="11pt" style:font-size-asian="11pt" style:font-size-complex="11pt"/>
    </style:style>
    <style:style style:name="MP14" style:family="paragraph" style:parent-style-name="Standard">
      <style:paragraph-properties style:shadow="none"/>
      <style:text-properties fo:font-size="12pt" style:font-size-asian="12pt" style:font-size-complex="12pt"/>
    </style:style>
    <style:style style:name="MP15" style:family="paragraph" style:parent-style-name="Footer">
      <style:paragraph-properties fo:text-align="end" style:justify-single-word="false"/>
      <style:text-properties fo:font-size="8pt" style:font-size-asian="8pt" style:font-size-complex="8pt"/>
    </style:style>
    <style:style style:name="MT1" style:family="text">
      <style:text-properties fo:color="#221f1f" style:text-outline="false" style:text-line-through-style="none" style:text-position="-5% 100%" style:font-name="Arial1" fo:font-size="6pt" fo:letter-spacing="-0.007cm" fo:font-style="normal" fo:text-shadow="none" style:text-underline-style="none" fo:font-weight="normal" fo:background-color="#66cc00" style:font-size-asian="6pt" style:font-style-asian="normal" style:font-weight-asian="normal" style:font-name-complex="Lucida Sans1" style:font-size-complex="6pt" style:font-style-complex="normal" style:font-weight-complex="normal" style:text-emphasize="none"/>
    </style:style>
    <style:style style:name="MT2" style:family="text">
      <style:text-properties style:text-position="-5% 100%" style:font-name="Arial1" fo:background-color="#66cc00" style:font-style-complex="normal" style:font-weight-complex="normal"/>
    </style:style>
    <style:style style:name="MT3" style:family="text">
      <style:text-properties style:text-position="-5% 100%" style:font-style-complex="normal"/>
    </style:style>
    <style:style style:name="MT4" style:family="text">
      <style:text-properties fo:color="#221f1f" style:text-outline="false" style:text-line-through-style="none" style:font-name="Arial1" fo:font-size="8pt" fo:letter-spacing="-0.007cm" fo:font-style="normal" fo:text-shadow="none" style:text-underline-style="none" style:font-size-asian="8pt" style:font-style-asian="normal" style:font-name-complex="Lucida Sans1" style:font-size-complex="8pt" style:text-emphasize="none"/>
    </style:style>
    <style:style style:name="MT5" style:family="text">
      <style:text-properties fo:font-size="7pt" style:font-size-asian="7pt" style:font-size-complex="7pt"/>
    </style:style>
    <style:page-layout style:name="Mpm1">
      <style:page-layout-properties fo:page-width="21.59cm" fo:page-height="25cm" style:num-format="1" style:print-orientation="portrait" fo:margin-top="0.182cm" fo:margin-bottom="0.3cm" fo:margin-left="0.499cm" fo:margin-right="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752cm" fo:margin-left="0.101cm" fo:margin-right="0.101cm" fo:margin-bottom="0cm" fo:background-color="transparent" style:dynamic-spacing="false">
          <style:background-image/>
        </style:header-footer-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p text:style-name="MP1"><text:span text:style-name="Fuente_20_de_20_párrafo_20_predeter."><text:span text:style-name="MT1">Productos con Stock Ordenado por deposito, marca y producto </text:span></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MP2"><text:span text:style-name="Fuente_20_de_20_párrafo_20_predeter."><text:span text:style-name="MT2"/></text:span></text:p>
            </table:table-cell>
            <table:table-cell table:style-name="Tabla1.B1" office:value-type="string">
              <text:p text:style-name="MP3">Cantidad de items pendientes con stock (sin ultimas 24 horas)<text:line-break/>Cantidad de items pendientes con stock</text:p>
            </table:table-cell>
            <table:table-cell table:style-name="Tabla1.B1" office:value-type="string">
              <text:p text:style-name="MP4"><text:span text:style-name="Fuente_20_de_20_párrafo_20_predeter."><text:span text:style-name="MT3"><text:text-input text:description="&lt;len(o.env['stock.move'].search([['partner_id', 'in', [46655,52762] ], ['picking_type_id', 'in',[10,28,29] ], ['create_date', '&lt;=', time.strftime(&quot;%Y-%m-%d %H:%M:%S&quot;, time.gmtime(time.time( )-1*24*60*60))],['state', '=', 'assigned']]).filtered(lambda r: r.product_id.with_context(warehouse=r.picking_id.picking_type_id.warehouse_id.id).qty_available&gt;0))&gt;">qty</text:text-input></text:span></text:span></text:p>
              <text:p text:style-name="MP5"><text:text-input text:description="&lt;len(o.env['stock.move'].search([['partner_id', 'in', [46655,52762] ], ['picking_type_id', 'in',[10,28,29] ], ['state', '=', 'assigned']]).filtered(lambda r: r.product_id.with_context(warehouse=r.picking_id.picking_type_id.warehouse_id.id).qty_available&gt;0))&gt;">qty</text:text-input></text:p>
            </table:table-cell>
            <table:table-cell table:style-name="Tabla1.A1" office:value-type="string">
              <text:p text:style-name="MP6"/>
            </table:table-cell>
            <table:table-cell table:style-name="Tabla1.A1" office:value-type="string">
              <text:p text:style-name="MP6"/>
            </table:table-cell>
            <table:table-cell table:style-name="Tabla1.F1" office:value-type="string">
              <text:p text:style-name="MP7"><text:text-input text:description="&lt;formatLang(sum(o.env['stock.move'].search([['partner_id', 'in', [46655,52762] ], ['picking_type_id', 'in',[10,28,29] ], ['create_date', '&lt;=', time.strftime(&quot;%Y-%m-%d %H:%M:%S&quot;, time.gmtime(time.time( )-1*24*60*60))],['state', '=', 'assigned']]).filtered(lambda r: r.product_id.with_context(warehouse=r.picking_id.picking_type_id.warehouse_id.id).qty_available&gt;0).mapped(lambda rr:(time.mktime(time.gmtime())-time.mktime(time.strptime(rr.create_date,&quot;%Y-%m-%d %H:%M:%S&quot;)))/(24*60*60)-0.125))/len(o.env['stock.move'].search([['partner_id', 'in', [46655,52762] ], ['picking_type_id', 'in',[10,28,29] ], ['create_date', '&lt;=', time.strftime(&quot;%Y-%m-%d %H:%M:%S&quot;, time.gmtime(time.time( )-1*24*60*60))],['state', '=', 'assigned']]).filtered(lambda r: r.product_id.with_context(warehouse=r.picking_id.picking_type_id.warehouse_id.id).qty_available&gt;0)))&gt;">qty</text:text-input> ± <text:text-input text:description="&lt;formatLang(sum(o.env['stock.move'].search([['partner_id', 'in', [46655,52762] ], ['picking_type_id', 'in',[10,28,29] ], ['create_date', '&lt;=', time.strftime(&quot;%Y-%m-%d %H:%M:%S&quot;, time.gmtime(time.time( )-1*24*60*60))],['state', '=', 'assigned']]).filtered(lambda r: r.product_id.with_context(warehouse=r.picking_id.picking_type_id.warehouse_id.id).qty_available&gt;0).mapped(lambda rr1: abs((time.mktime(time.gmtime())-time.mktime(time.strptime(rr1.create_date,&quot;%Y-%m-%d %H:%M:%S&quot;)))/(24*60*60)-0.125  -   (sum(o.env['stock.move'].search([['partner_id', 'in', [46655,52762] ], ['picking_type_id', 'in',[10,28,29] ], ['create_date', '&lt;=', time.strftime(&quot;%Y-%m-%d %H:%M:%S&quot;, time.gmtime(time.time( )-1*24*60*60))],['state', '=', 'assigned']]).filtered(lambda r: r.product_id.with_context(warehouse=r.picking_id.picking_type_id.warehouse_id.id).qty_available&gt;0).mapped(lambda rr:(time.mktime(time.gmtime())-time.mktime(time.strptime(rr.create_date,&quot;%Y-%m-%d %H:%M:%S&quot;)))/(24*60*60)-0.125))/len(o.env['stock.move'].search([['partner_id', 'in', [46655,52762] ], ['picking_type_id', 'in',[10,28,29] ], ['create_date', '&lt;=', time.strftime(&quot;%Y-%m-%d %H:%M:%S&quot;, time.gmtime(time.time( )-1*24*60*60))],['state', '=', 'assigned']]).filtered(lambda r: r.product_id.with_context(warehouse=r.picking_id.picking_type_id.warehouse_id.id).qty_available&gt;0))))  ))/len(o.env['stock.move'].search([['partner_id', 'in', [46655,52762] ], ['picking_type_id', 'in',[10,28,29] ], ['create_date', '&lt;=', time.strftime(&quot;%Y-%m-%d %H:%M:%S&quot;, time.gmtime(time.time( )-1*24*60*60))],['state', '=', 'assigned']]).filtered(lambda r: r.product_id.with_context(warehouse=r.picking_id.picking_type_id.warehouse_id.id).qty_available&gt;0)))&gt;">qty</text:text-input></text:p>
              <text:p text:style-name="MP7"><text:text-input text:description="&lt;formatLang(sum(o.env['stock.move'].search([['partner_id', 'in', [46655,52762] ], ['picking_type_id', 'in',[10,28,29] ],['state', '=', 'assigned']]).filtered(lambda r: r.product_id.with_context(warehouse=r.picking_id.picking_type_id.warehouse_id.id).qty_available&gt;0).mapped(lambda rr:(time.mktime(time.gmtime())-time.mktime(time.strptime(rr.create_date,&quot;%Y-%m-%d %H:%M:%S&quot;)))/(24*60*60)-0.125))/len(o.env['stock.move'].search([['partner_id', 'in', [46655,52762] ], ['picking_type_id', 'in',[10,28,29] ],['state', '=', 'assigned']]).filtered(lambda r: r.product_id.with_context(warehouse=r.picking_id.picking_type_id.warehouse_id.id).qty_available&gt;0)))&gt;">qty</text:text-input></text:p>
            </table:table-cell>
            <table:table-cell table:style-name="Tabla1.F1" office:value-type="string">
              <text:p text:style-name="MP8">Dias de Atraso productos con stock</text:p>
              <text:p text:style-name="MP9">Ind <text:span text:style-name="MT4"><text:text-input text:description="&lt;formatLang(sum(o.env['stock.move'].search([['partner_id', 'in', [46655,52762] ], ['picking_type_id', 'in',[10,28,29] ],['state', '=', 'assigned'], ['product_id.categ_id', '=', 6]]).filtered(lambda r: r.product_id.with_context(warehouse=r.picking_id.picking_type_id.warehouse_id.id).qty_available&gt;0).mapped(lambda rr:(time.mktime(time.gmtime())-time.mktime(time.strptime(rr.create_date,&quot;%Y-%m-%d %H:%M:%S&quot;)))/(24*60*60)-0.125))/len(o.env['stock.move'].search([['partner_id', 'in', [46655,52762] ], ['picking_type_id', 'in',[10,28,29] ],['state', '=', 'assigned'],  ['product_id.categ_id', '=', 6] ]).filtered(lambda r: r.product_id.with_context(warehouse=r.picking_id.picking_type_id.warehouse_id.id).qty_available&gt;0)))&gt;">qty</text:text-input></text:span><text:span text:style-name="MT4"> / Ilum </text:span><text:span text:style-name="MT4"><text:text-input text:description="&lt;formatLang(sum(o.env['stock.move'].search([['partner_id', 'in', [46655,52762] ], ['picking_type_id', 'in',[10,28,29] ],['state', '=', 'assigned'], ['product_id.categ_id', '=', 5]]).filtered(lambda r: r.product_id.with_context(warehouse=r.picking_id.picking_type_id.warehouse_id.id).qty_available&gt;0).mapped(lambda rr:(time.mktime(time.gmtime())-time.mktime(time.strptime(rr.create_date,&quot;%Y-%m-%d %H:%M:%S&quot;)))/(24*60*60)-0.125))/len(o.env['stock.move'].search([['partner_id', 'in', [46655,52762] ], ['picking_type_id', 'in',[10,28,29] ],['state', '=', 'assigned'],  ['product_id.categ_id', '=', 5] ]).filtered(lambda r: r.product_id.with_context(warehouse=r.picking_id.picking_type_id.warehouse_id.id).qty_available&gt;0)))&gt;">qty</text:text-input></text:span><text:span text:style-name="MT4"> </text:span></text:p>
            </table:table-cell>
          </table:table-row>
          <table:table-row table:style-name="Tabla1.2">
            <table:table-cell table:style-name="Tabla1.A1" office:value-type="string">
              <text:p text:style-name="MP10">Picking</text:p>
            </table:table-cell>
            <table:table-cell table:style-name="Tabla1.A1" office:value-type="string">
              <text:p text:style-name="MP11">(Codigo) Descripcion - Codigo de proveedor - Marca <text:s/>- Unidad empaque</text:p>
            </table:table-cell>
            <table:table-cell table:style-name="Tabla1.A1" office:value-type="string">
              <text:p text:style-name="MP6">Pendiente</text:p>
            </table:table-cell>
            <table:table-cell table:style-name="Tabla1.A1" office:value-type="string">
              <text:p text:style-name="MP6">Stock</text:p>
            </table:table-cell>
            <table:table-cell table:style-name="Tabla1.A1" office:value-type="string">
              <text:p text:style-name="MP6"/>
            </table:table-cell>
            <table:table-cell table:style-name="Tabla1.A1" office:value-type="string">
              <text:p text:style-name="MP6">Fecha <text:s text:c="11"/>Pend Cli</text:p>
              <text:p text:style-name="MP6"><text:s text:c="22"/>Sucursal</text:p>
            </table:table-cell>
            <table:table-cell table:style-name="Tabla1.A1" office:value-type="string">
              <text:p text:style-name="MP12">[Deposito] Sucursal </text:p>
              <text:p text:style-name="MP12">Ubicacion</text:p>
            </table:table-cell>
          </table:table-row>
          <table:table-row table:style-name="Tabla1.2">
            <table:table-cell table:style-name="Tabla1.A1" office:value-type="string">
              <text:p text:style-name="MP10"/>
            </table:table-cell>
            <table:table-cell table:style-name="Tabla1.A1" office:value-type="string">
              <text:p text:style-name="MP11"/>
            </table:table-cell>
            <table:table-cell table:style-name="Tabla1.A1" office:value-type="string">
              <text:p text:style-name="MP6"/>
            </table:table-cell>
            <table:table-cell table:style-name="Tabla1.A1" office:value-type="string">
              <text:p text:style-name="MP6"/>
            </table:table-cell>
            <table:table-cell table:style-name="Tabla1.A1" office:value-type="string">
              <text:p text:style-name="MP6"/>
            </table:table-cell>
            <table:table-cell table:style-name="Tabla1.A1" office:value-type="string">
              <text:p text:style-name="MP6"/>
            </table:table-cell>
            <table:table-cell table:style-name="Tabla1.A1" office:value-type="string">
              <text:p text:style-name="MP12"/>
            </table:table-cell>
          </table:table-row>
        </table:table>
        <text:p text:style-name="MP13"/>
        <text:p text:style-name="MP14"/>
      </style:header>
      <style:footer>
        <text:p text:style-name="MP15"><text:span text:style-name="MT5">* * : hay stock para despachar todo el pendiente de la linea <text:s text:c="6"/>- <text:s text:c="6"/>* : hay stock pero no para despachar todo el pendiente de la linea <text:s text:c="17"/></text:span><text:span text:style-name="MT5"><text:date style:data-style-name="N37" text:date-value="2020-10-29T11:46:22.06">29/10/20</text:date></text:span><text:span text:style-name="MT5"> </text:span><text:span text:style-name="MT5"><text:time style:data-style-name="N41" text:time-value="2020-10-29T11:46:22.06">11:42:57</text:time></text:span><text:span text:style-name="MT5"> - Preparacion Sucursales </text:span><text:span text:style-name="MT5"><text:subject>V1.9</text:subject></text:span><text:span text:style-name="MT5"> </text:span><text:s text:c="4"/><text:page-number text:select-page="current">1</text:page-number>/<text:page-count>1</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6T18:00:58.65</meta:creation-date>
    <dc:date>2020-10-29T11:46:21.62</dc:date>
    <meta:editing-duration>P1DT22H12M29S</meta:editing-duration>
    <meta:editing-cycles>426</meta:editing-cycles>
    <meta:generator>OpenOffice/4.1.7$Win32 OpenOffice.org_project/417m1$Build-9800</meta:generator>
    <dc:description>1.9 - 29 oct 2020
1. se agrega desvío estándar al cálculo de tiempo de entrega
2. se agrega link a abastecimiento de compra para hacer reclamo
3. se agrega cantidad de reclamos del producto
4. se corrige la cabecera que no se veía bien
5. el grupo al final que ordena por dias se revisa y se destaca para encontrarlo mas rapido
6. indicador de retraso por deposito

1.8 3 junio 2020
se modifica indicador de atraso de stock (con y sin el dia de ayer)

1.7 - 21/01/2020
se muestra la mercaderia reservada para preparar y se agrego un listado de lo que esta pedido y no tiene stock para su control

1.6 - 19/12/2019
1.se agrego nueva ubiacion
2.se corrige la indentificacion RF/SF
3.mejorar de distribucion
4.se agregan indicadores de dias general y por linea

v1.5 16 diciembre 2019
.mejora de performarce por sacar if del reporte
.mejora de performace por lamba en pend_suc
.filtrado por deposito y por fecha de creacion
.valor real de sucursal en cada linea
. indicador de filas y atraso

v1.4 
3 de junio 2019 - correccion de sistema nuevo

v1.3 Lunes 17 julio 2017
* marca en negrita y no incluir filas sin stock en reporte conjunto</dc:description>
    <dc:subject>V1.9</dc:subject>
    <meta:document-statistic meta:table-count="4" meta:image-count="1" meta:object-count="0" meta:page-count="1" meta:paragraph-count="61" meta:word-count="363" meta:character-count="1299"/>
  </office:meta>
</office:document-meta>
</file>